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4600000520800007404F0443B61B3652AD4.emf" manifest:media-type="image/x-emf"/>
  <manifest:file-entry manifest:full-path="Pictures/100002010000025300000349D1CA7D70F05CB9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1" style:family="text">
      <style:text-properties officeooo:rsid="001a2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36cm, 1.282cm, 10.326cm, 4.55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ひよこ銃の仕様書</text:p>
      <text:p text:style-name="Standard"/>
      <text:p text:style-name="Standard">機能・・・プレイヤーが射線上に入ったら弾丸を<text:span text:style-name="T1">3連射</text:span></text:p>
      <text:p text:style-name="Standard">連射が終わると、しばらく発射しない。</text:p>
      <text:p text:style-name="Standard"/>
      <text:p text:style-name="Standard">フローチャート</text:p>
      <text:p text:style-name="Standard"><draw:frame draw:style-name="fr1" draw:name="イメージ1" text:anchor-type="char" svg:x="-0.019cm" svg:y="0.325cm" svg:width="12.277cm" svg:height="11.282cm" draw:z-index="0"><draw:image xlink:href="Pictures/100014600000520800007404F0443B61B3652AD4.emf" xlink:type="simple" xlink:show="embed" xlink:actuate="onLoad" loext:mime-type="image/x-emf"/><draw:image xlink:href="Pictures/100002010000025300000349D1CA7D70F05CB93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0T21:19:13.844000000</meta:creation-date>
    <dc:date>2020-03-10T21:42:54.220000000</dc:date>
    <meta:editing-duration>PT11M35S</meta:editing-duration>
    <meta:editing-cycles>2</meta:editing-cycles>
    <meta:generator>LibreOffice/6.4.1.2$Windows_X86_64 LibreOffice_project/4d224e95b98b138af42a64d84056446d09082932</meta:generator>
    <meta:document-statistic meta:table-count="0" meta:image-count="1" meta:object-count="0" meta:page-count="1" meta:paragraph-count="4" meta:word-count="58" meta:character-count="58" meta:non-whitespace-character-count="58"/>
  </office:meta>
</office:document-meta>
</file>